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Heading_20_4">
      <style:paragraph-properties fo:padding="0.0193in" fo:border="0.0008in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Глава 8: Развертывание и управление приложениями</text:h>
      <text:h text:style-name="P2" text:outline-level="4">8.1. Окружения разработки, тестирования и продукции</text:h>
      <text:p text:style-name="P1">Изучение различных окружений, необходимых для разработки веб-приложений: локальные серверы, среды разработки, тестирования и продукции. Понимание их особенностей и назначения.</text:p>
      <text:h text:style-name="P2" text:outline-level="4">8.2. Процесс развертывания приложений</text:h>
      <text:p text:style-name="P1">Подробный обзор процесса развертывания веб-приложений: подготовка инфраструктуры, установка зависимостей, конфигурация сервера, деплой приложения на хостинг или облачную платформу.</text:p>
      <text:h text:style-name="P2" text:outline-level="4">8.3. Управление версиями и контроль изменений</text:h>
      <text:p text:style-name="P1">Обсуждение систем контроля версий, таких как Git, и их роль в управлении версиями кода. Рассмотрение процесса коммитов, ветвления, слияния, резервного копирования кода.</text:p>
      <text:h text:style-name="P2" text:outline-level="4">8.4. Непрерывная интеграция и доставка (CI/CD)</text:h>
      <text:p text:style-name="P1">Изучение концепции непрерывной интеграции и доставки в разработке ПО: автоматизация процессов сборки, тестирования, релиза и развертывания приложений.</text:p>
      <text:h text:style-name="P2" text:outline-level="4">8.5. Масштабируемость и управление нагрузкой</text:h>
      <text:p text:style-name="P1">Обзор методов масштабируемости веб-приложений для обеспечения устойчивости и эффективности при высоких нагрузках: горизонтальное и вертикальное масштабирование, использование сервисов платформы облака.</text:p>
      <text:h text:style-name="P2" text:outline-level="4">8.6. Мониторинг и аналитика</text:h>
      <text:p text:style-name="P1">Изучение инструментов и методов мониторинга производительности и доступности веб-приложений: сбор метрик, журналирование, анализ данных для оптимизации и выявления проблем.</text:p>
      <text:h text:style-name="P2" text:outline-level="4">8.7. Обновление и поддержка приложений</text:h>
      <text:p text:style-name="P1">Обсуждение процесса обновления, поддержки и мониторинга приложений в производственной среде: управление обновлениями, исправление ошибок, обеспечение безопасности и производительности.</text:p>
      <text:h text:style-name="P2" text:outline-level="4">8.8. Лучшие практики и современные подходы</text:h>
      <text:p text:style-name="P1">Рассмотрение лучших практик в развертывании и управлении веб-приложениями, включая принципы DevOps, контейнеризацию, автоматизацию и оркестрацию.</text:p>
      <text:p text:style-name="P1">Эта глава помогает разработчикам овладеть процессами развертывания, управления и поддержки веб-приложений от начала до конца и обеспечить их эффективную работу в продукционной среде. Путем изучения основных понятий, инструментов и лучших практик она помогает создать надежные, масштабируемые и легко поддерживаемые веб-приложения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S</meta:editing-duration>
    <meta:editing-cycles>3</meta:editing-cycles>
    <meta:generator>OpenOffice/4.1.14$Win32 OpenOffice.org_project/4114m1$Build-9811</meta:generator>
    <dc:date>2023-12-02T14:23:17.51</dc:date>
    <meta:document-statistic meta:table-count="0" meta:image-count="0" meta:object-count="0" meta:page-count="1" meta:paragraph-count="18" meta:word-count="236" meta:character-count="2083"/>
    <dc:creator>Dima Wide</dc:creator>
    <meta:user-defined meta:name="Info 1"/>
    <meta:user-defined meta:name="Info 2"/>
    <meta:user-defined meta:name="Info 3"/>
    <meta:user-defined meta:name="Info 4"/>
  </office:meta>
</office:document-meta>
</file>